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text-properties style:font-name="Liberation Serif" fo:font-size="12pt" fo:font-weight="normal" officeooo:rsid="0026a321" officeooo:paragraph-rsid="0026a321" style:font-size-asian="10.5pt" style:font-weight-asian="normal" style:font-size-complex="12pt" style:font-weight-complex="normal"/>
    </style:style>
    <style:style style:name="P3" style:family="paragraph" style:parent-style-name="Text_20_body">
      <style:text-properties fo:color="#000000" fo:font-size="12pt" officeooo:rsid="0016c529" officeooo:paragraph-rsid="0016c529" style:font-size-asian="12pt" style:font-size-complex="12pt"/>
    </style:style>
    <style:style style:name="P4" style:family="paragraph" style:parent-style-name="Text_20_body">
      <style:text-properties fo:color="#000000" style:font-name="Liberation Sans" fo:font-size="13pt" fo:font-weight="bold" officeooo:rsid="0012c58c" officeooo:paragraph-rsid="00207869" style:font-name-asian="Droid Sans Fallback" style:font-size-asian="13pt" style:font-weight-asian="bold" style:font-name-complex="FreeSans" style:font-size-complex="13pt" style:font-weight-complex="bold"/>
    </style:style>
    <style:style style:name="P5" style:family="paragraph" style:parent-style-name="Text_20_body">
      <style:text-properties fo:color="#000000" fo:font-size="11pt" officeooo:rsid="0012c58c" officeooo:paragraph-rsid="00135bc0" style:font-size-asian="11pt" style:font-size-complex="11pt"/>
    </style:style>
    <style:style style:name="P6" style:family="paragraph" style:parent-style-name="Text_20_body">
      <style:text-properties officeooo:paragraph-rsid="0093d047"/>
    </style:style>
    <style:style style:name="P7" style:family="paragraph" style:parent-style-name="Title">
      <style:text-properties fo:font-size="16pt" officeooo:rsid="0012c58c" officeooo:paragraph-rsid="0012c58c" style:font-size-asian="14pt" style:font-size-complex="16pt"/>
    </style:style>
    <style:style style:name="P8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9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0" style:family="paragraph" style:parent-style-name="Contents_20_3">
      <style:paragraph-properties>
        <style:tab-stops>
          <style:tab-stop style:position="6.5319in" style:type="right" style:leader-style="dotted" style:leader-text="."/>
        </style:tab-stops>
      </style:paragraph-properties>
    </style:style>
    <style:style style:name="P11" style:family="paragraph" style:parent-style-name="Text_20_body" style:list-style-name="L5">
      <style:text-properties fo:color="#000000" style:font-name="Liberation Serif" fo:font-size="12pt" fo:font-weight="normal" officeooo:rsid="002f91a0" officeooo:paragraph-rsid="002f91a0" style:font-name-asian="Droid Sans Fallback" style:font-size-asian="12pt" style:font-weight-asian="normal" style:font-name-complex="FreeSans" style:font-size-complex="12pt" style:font-weight-complex="normal"/>
    </style:style>
    <style:style style:name="P12" style:family="paragraph" style:parent-style-name="Text_20_body" style:list-style-name="L5">
      <style:text-properties fo:color="#000000" style:font-name="Liberation Serif" fo:font-size="12pt" fo:font-weight="normal" officeooo:rsid="002fa5e1" officeooo:paragraph-rsid="002fa5e1" style:font-name-asian="Droid Sans Fallback" style:font-size-asian="12pt" style:font-weight-asian="normal" style:font-name-complex="FreeSans" style:font-size-complex="12pt" style:font-weight-complex="normal"/>
    </style:style>
    <style:style style:name="P13" style:family="paragraph" style:parent-style-name="Text_20_body" style:list-style-name="L5">
      <style:text-properties fo:color="#000000" style:font-name="Liberation Serif" fo:font-size="12pt" fo:font-weight="normal" officeooo:rsid="002f426f" officeooo:paragraph-rsid="003074ac" style:font-name-asian="Droid Sans Fallback" style:font-size-asian="12pt" style:font-weight-asian="normal" style:font-name-complex="FreeSans" style:font-size-complex="12pt" style:font-weight-complex="normal"/>
    </style:style>
    <style:style style:name="P14" style:family="paragraph" style:parent-style-name="Text_20_body" style:list-style-name="L5">
      <style:text-properties fo:color="#000000" style:font-name="Liberation Serif" fo:font-size="12pt" fo:font-weight="normal" officeooo:rsid="003405ef" officeooo:paragraph-rsid="003405ef" style:font-name-asian="Droid Sans Fallback" style:font-size-asian="12pt" style:font-weight-asian="normal" style:font-name-complex="FreeSans" style:font-size-complex="12pt" style:font-weight-complex="normal"/>
    </style:style>
    <style:style style:name="P15" style:family="paragraph" style:parent-style-name="Text_20_body">
      <style:text-properties fo:color="#000000" style:font-name="Times New Roman" fo:font-size="12pt" officeooo:rsid="005e500d" officeooo:paragraph-rsid="005e500d" style:font-size-asian="12pt" style:font-size-complex="12pt"/>
    </style:style>
    <style:style style:name="P16" style:family="paragraph" style:parent-style-name="Text_20_body">
      <style:text-properties fo:color="#000000" style:font-name="Times New Roman" fo:font-size="12pt" officeooo:rsid="00182851" officeooo:paragraph-rsid="00182851" style:font-size-asian="12pt" style:font-size-complex="12pt"/>
    </style:style>
    <style:style style:name="P17" style:family="paragraph" style:parent-style-name="Text_20_body" style:list-style-name="L3">
      <style:text-properties fo:color="#000000" style:font-name="Times New Roman" fo:font-size="12pt" officeooo:rsid="00182851" officeooo:paragraph-rsid="00182851" style:font-size-asian="12pt" style:font-size-complex="12pt"/>
    </style:style>
    <style:style style:name="P18" style:family="paragraph" style:parent-style-name="Text_20_body" style:list-style-name="L3">
      <style:text-properties fo:color="#000000" style:font-name="Times New Roman" fo:font-size="12pt" officeooo:rsid="001d491a" officeooo:paragraph-rsid="001d491a" style:font-size-asian="12pt" style:font-size-complex="12pt"/>
    </style:style>
    <style:style style:name="P19" style:family="paragraph" style:parent-style-name="Text_20_body" style:list-style-name="L3">
      <style:text-properties fo:color="#000000" style:font-name="Times New Roman" fo:font-size="12pt" officeooo:rsid="001f0ab7" officeooo:paragraph-rsid="001f0ab7" style:font-size-asian="12pt" style:font-size-complex="12pt"/>
    </style:style>
    <style:style style:name="P20" style:family="paragraph" style:parent-style-name="Text_20_body" style:list-style-name="L3">
      <style:text-properties fo:color="#000000" style:font-name="Times New Roman" fo:font-size="12pt" officeooo:rsid="001f3fba" officeooo:paragraph-rsid="001f3fba" style:font-size-asian="12pt" style:font-size-complex="12pt"/>
    </style:style>
    <style:style style:name="P21" style:family="paragraph" style:parent-style-name="Text_20_body" style:list-style-name="L9">
      <style:text-properties fo:color="#000000" style:font-name="Times New Roman" fo:font-size="12pt" fo:font-weight="normal" officeooo:rsid="00854afd" officeooo:paragraph-rsid="00854afd" style:font-name-asian="Droid Sans Fallback" style:font-size-asian="12pt" style:font-weight-asian="normal" style:font-name-complex="FreeSans" style:font-size-complex="12pt" style:font-weight-complex="normal"/>
    </style:style>
    <style:style style:name="P22" style:family="paragraph" style:parent-style-name="Text_20_body" style:list-style-name="L9">
      <style:text-properties fo:color="#000000" style:font-name="Times New Roman" fo:font-size="12pt" fo:font-weight="normal" officeooo:rsid="0085806d" officeooo:paragraph-rsid="0085806d" style:font-name-asian="Droid Sans Fallback" style:font-size-asian="12pt" style:font-weight-asian="normal" style:font-name-complex="FreeSans" style:font-size-complex="12pt" style:font-weight-complex="normal"/>
    </style:style>
    <style:style style:name="P23" style:family="paragraph" style:parent-style-name="Text_20_body">
      <style:text-properties fo:color="#000000" style:font-name="Times New Roman" fo:font-size="12pt" fo:font-weight="normal" officeooo:rsid="00926a57" officeooo:paragraph-rsid="00926a57" style:font-name-asian="Droid Sans Fallback" style:font-size-asian="12pt" style:font-weight-asian="normal" style:font-name-complex="FreeSans" style:font-size-complex="12pt" style:font-weight-complex="normal"/>
    </style:style>
    <style:style style:name="P24" style:family="paragraph" style:parent-style-name="Text_20_body">
      <style:text-properties fo:color="#000000" style:font-name="Times New Roman" fo:font-size="12pt" fo:font-weight="normal" officeooo:rsid="0092a7ad" officeooo:paragraph-rsid="0092a7ad" style:font-name-asian="Droid Sans Fallback" style:font-size-asian="12pt" style:font-weight-asian="normal" style:font-name-complex="FreeSans" style:font-size-complex="12pt" style:font-weight-complex="normal"/>
    </style:style>
    <style:style style:name="P25" style:family="paragraph" style:parent-style-name="Text_20_body">
      <style:text-properties fo:color="#000000" style:font-name="Times New Roman" fo:font-size="12pt" fo:font-weight="normal" officeooo:rsid="0092808b" officeooo:paragraph-rsid="0092808b" style:font-name-asian="Droid Sans Fallback" style:font-size-asian="12pt" style:font-weight-asian="normal" style:font-name-complex="FreeSans" style:font-size-complex="12pt" style:font-weight-complex="normal"/>
    </style:style>
    <style:style style:name="P26" style:family="paragraph" style:parent-style-name="Text_20_body">
      <style:text-properties fo:color="#000000" style:font-name="Times New Roman" fo:font-size="12pt" fo:font-weight="normal" officeooo:rsid="009110ed" officeooo:paragraph-rsid="009110ed" style:font-name-asian="Droid Sans Fallback" style:font-size-asian="12pt" style:font-weight-asian="normal" style:font-name-complex="FreeSans" style:font-size-complex="12pt" style:font-weight-complex="normal"/>
    </style:style>
    <style:style style:name="P27" style:family="paragraph" style:parent-style-name="Text_20_body" style:list-style-name="L5">
      <style:text-properties officeooo:paragraph-rsid="002f426f"/>
    </style:style>
    <style:style style:name="P28" style:family="paragraph" style:parent-style-name="Text_20_body" style:list-style-name="L5">
      <style:text-properties officeooo:rsid="002f91a0" officeooo:paragraph-rsid="002f91a0"/>
    </style:style>
    <style:style style:name="P29" style:family="paragraph" style:parent-style-name="Text_20_body" style:list-style-name="L5">
      <style:text-properties style:font-name="Liberation Serif" fo:font-weight="normal" officeooo:rsid="002cd12b" officeooo:paragraph-rsid="002f426f" style:font-weight-asian="normal" style:font-weight-complex="normal"/>
    </style:style>
    <style:style style:name="P30" style:family="paragraph" style:parent-style-name="Text_20_body">
      <style:text-properties style:font-name="Times New Roman" fo:font-size="12pt" officeooo:rsid="0015b4d7" officeooo:paragraph-rsid="0016c529" style:font-size-asian="12pt" style:font-size-complex="12pt"/>
    </style:style>
    <style:style style:name="P31" style:family="paragraph" style:parent-style-name="Text_20_body">
      <style:text-properties style:font-name="Times New Roman" fo:font-size="12pt" fo:font-weight="normal" officeooo:rsid="00718e16" officeooo:paragraph-rsid="00718e16" style:font-size-asian="10.5pt" style:font-weight-asian="normal" style:font-size-complex="12pt" style:font-weight-complex="normal"/>
    </style:style>
    <style:style style:name="P32" style:family="paragraph" style:parent-style-name="Text_20_body">
      <style:text-properties style:font-name="Times New Roman" fo:font-size="12pt" fo:font-weight="normal" officeooo:rsid="009110ed" officeooo:paragraph-rsid="009110ed" style:font-size-asian="12pt" style:font-weight-asian="normal" style:font-size-complex="12pt" style:font-weight-complex="normal"/>
    </style:style>
    <style:style style:name="P33" style:family="paragraph" style:parent-style-name="Text_20_body">
      <style:text-properties style:font-name="Times New Roman" fo:font-size="12pt" fo:font-weight="normal" officeooo:rsid="0093d047" officeooo:paragraph-rsid="0093d047" style:font-size-asian="12pt" style:font-weight-asian="normal" style:font-size-complex="12pt" style:font-weight-complex="normal"/>
    </style:style>
    <style:style style:name="P34" style:family="paragraph" style:parent-style-name="Text_20_body">
      <style:text-properties style:font-name="Times New Roman" fo:font-size="12pt" fo:font-weight="normal" officeooo:rsid="009997dc" officeooo:paragraph-rsid="009997dc" style:font-size-asian="12pt" style:font-weight-asian="normal" style:font-size-complex="12pt" style:font-weight-complex="normal"/>
    </style:style>
    <style:style style:name="P35" style:family="paragraph" style:parent-style-name="Text_20_body" style:list-style-name="L2">
      <style:text-properties style:font-name="Times New Roman" officeooo:paragraph-rsid="0059805a"/>
    </style:style>
    <style:style style:name="P36" style:family="paragraph" style:parent-style-name="Text_20_body" style:list-style-name="L2">
      <style:text-properties style:font-name="Times New Roman" officeooo:paragraph-rsid="0016c529"/>
    </style:style>
    <style:style style:name="P37" style:family="paragraph" style:parent-style-name="Text_20_body" style:list-style-name="L3">
      <style:text-properties style:font-name="Times New Roman" officeooo:rsid="00182851" officeooo:paragraph-rsid="00182851"/>
    </style:style>
    <style:style style:name="P38" style:family="paragraph" style:parent-style-name="Text_20_body">
      <style:text-properties style:font-name="Times New Roman" fo:font-weight="normal" officeooo:rsid="003b2fac" officeooo:paragraph-rsid="003b2fac" style:font-weight-asian="normal" style:font-weight-complex="normal"/>
    </style:style>
    <style:style style:name="P39" style:family="paragraph" style:parent-style-name="Text_20_body" style:list-style-name="L9">
      <style:text-properties style:font-name="Times New Roman" fo:font-weight="normal" officeooo:rsid="007e8e4b" officeooo:paragraph-rsid="007e8e4b" style:font-weight-asian="normal" style:font-weight-complex="normal"/>
    </style:style>
    <style:style style:name="P40" style:family="paragraph" style:parent-style-name="Text_20_body" style:list-style-name="L9">
      <style:text-properties style:font-name="Times New Roman" fo:font-weight="normal" officeooo:rsid="007efd1d" officeooo:paragraph-rsid="007fa236" style:font-weight-asian="normal" style:font-weight-complex="normal"/>
    </style:style>
    <style:style style:name="P41" style:family="paragraph" style:parent-style-name="Text_20_body" style:list-style-name="L7">
      <style:text-properties style:font-name="Times New Roman" officeooo:rsid="004547bb" officeooo:paragraph-rsid="004547bb"/>
    </style:style>
    <style:style style:name="P42" style:family="paragraph" style:parent-style-name="Text_20_body" style:list-style-name="L7">
      <style:text-properties style:font-name="Times New Roman" officeooo:rsid="004723fc" officeooo:paragraph-rsid="004723fc"/>
    </style:style>
    <style:style style:name="P43" style:family="paragraph" style:parent-style-name="Text_20_body" style:list-style-name="L7">
      <style:text-properties style:font-name="Times New Roman" officeooo:rsid="004bb35d" officeooo:paragraph-rsid="004bb35d"/>
    </style:style>
    <style:style style:name="P44" style:family="paragraph" style:parent-style-name="Text_20_body" style:list-style-name="L7">
      <style:text-properties style:font-name="Times New Roman" officeooo:rsid="004deb91" officeooo:paragraph-rsid="004deb91"/>
    </style:style>
    <style:style style:name="P45" style:family="paragraph" style:parent-style-name="Text_20_body" style:list-style-name="L9">
      <style:text-properties style:font-name="Times New Roman" officeooo:paragraph-rsid="007fa236"/>
    </style:style>
    <style:style style:name="P46" style:family="paragraph" style:parent-style-name="Text_20_body" style:list-style-name="L9">
      <style:text-properties style:font-name="Times New Roman" officeooo:rsid="00854afd" officeooo:paragraph-rsid="00854afd"/>
    </style:style>
    <style:style style:name="P47" style:family="paragraph" style:parent-style-name="Text_20_body" style:list-style-name="L9">
      <style:text-properties style:font-name="Times New Roman" officeooo:rsid="008682b5" officeooo:paragraph-rsid="008682b5"/>
    </style:style>
    <style:style style:name="P48" style:family="paragraph" style:parent-style-name="Heading_20_1" style:list-style-name="">
      <style:text-properties fo:font-size="14pt" officeooo:rsid="0012c58c" officeooo:paragraph-rsid="0012c58c" style:font-size-asian="12.25pt" style:font-size-complex="14pt"/>
    </style:style>
    <style:style style:name="P49" style:family="paragraph" style:parent-style-name="Heading_20_1">
      <style:paragraph-properties fo:break-before="page"/>
      <style:text-properties fo:font-size="14pt" officeooo:rsid="0012c58c" officeooo:paragraph-rsid="0012c58c" style:font-size-asian="12.25pt" style:font-size-complex="14pt"/>
    </style:style>
    <style:style style:name="P50" style:family="paragraph" style:parent-style-name="Heading_20_2" style:list-style-name="L1">
      <style:text-properties fo:font-size="13pt" officeooo:rsid="0012c58c" officeooo:paragraph-rsid="0012c58c" style:font-size-asian="13pt" style:font-size-complex="13pt"/>
    </style:style>
    <style:style style:name="P51" style:family="paragraph" style:parent-style-name="Heading_20_2" style:list-style-name="L4">
      <style:text-properties fo:color="#000000" style:font-name="Liberation Sans" fo:font-size="13pt" fo:font-weight="bold" officeooo:rsid="0012c58c" officeooo:paragraph-rsid="00207869" style:font-name-asian="Droid Sans Fallback" style:font-size-asian="13pt" style:font-weight-asian="bold" style:font-name-complex="FreeSans" style:font-size-complex="13pt" style:font-weight-complex="bold"/>
    </style:style>
    <style:style style:name="P52" style:family="paragraph" style:parent-style-name="Heading_20_2" style:list-style-name="L8">
      <style:text-properties fo:color="#000000" style:font-name="Liberation Sans" fo:font-size="13pt" fo:font-weight="bold" officeooo:rsid="0035e142" style:font-name-asian="Droid Sans Fallback" style:font-size-asian="13pt" style:font-weight-asian="bold" style:font-name-complex="FreeSans" style:font-size-complex="13pt" style:font-weight-complex="bold"/>
    </style:style>
    <style:style style:name="P53" style:family="paragraph" style:parent-style-name="Heading_20_2" style:list-style-name="L10">
      <style:text-properties fo:color="#000000" style:font-name="Liberation Sans" fo:font-size="13pt" fo:font-weight="bold" officeooo:rsid="0035e142" officeooo:paragraph-rsid="008b9c15" style:font-name-asian="Droid Sans Fallback" style:font-size-asian="13pt" style:font-weight-asian="bold" style:font-name-complex="FreeSans" style:font-size-complex="13pt" style:font-weight-complex="bold"/>
    </style:style>
    <style:style style:name="P54" style:family="paragraph" style:parent-style-name="Heading_20_2" style:list-style-name="L6">
      <style:text-properties fo:color="#000000" fo:font-size="13pt" officeooo:rsid="0035e142" officeooo:paragraph-rsid="0035e142" style:font-name-asian="Droid Sans Fallback" style:font-size-asian="13pt" style:font-name-complex="FreeSans" style:font-size-complex="13pt"/>
    </style:style>
    <style:style style:name="P55" style:family="paragraph" style:parent-style-name="Heading_20_3">
      <style:text-properties fo:color="#000000" fo:font-size="12pt" style:font-size-asian="12pt" style:font-size-complex="12pt"/>
    </style:style>
    <style:style style:name="P56" style:family="paragraph" style:parent-style-name="Heading_20_3">
      <style:text-properties fo:color="#000000" fo:font-size="12pt" officeooo:rsid="0012c58c" officeooo:paragraph-rsid="00135bc0" style:font-size-asian="12pt" style:font-size-complex="12pt"/>
    </style:style>
    <style:style style:name="P57" style:family="paragraph" style:parent-style-name="Heading_20_3">
      <style:text-properties fo:color="#000000" style:font-name="Liberation Sans" fo:font-size="12pt" fo:font-weight="bold" style:font-name-asian="Droid Sans Fallback" style:font-size-asian="12pt" style:font-weight-asian="bold" style:font-name-complex="FreeSans" style:font-size-complex="12pt" style:font-weight-complex="bold"/>
    </style:style>
    <style:style style:name="P58" style:family="paragraph" style:parent-style-name="Heading_20_3">
      <style:text-properties fo:color="#000000" style:font-name="Liberation Sans" fo:font-size="12pt" fo:font-weight="bold" officeooo:rsid="0077009b" officeooo:paragraph-rsid="007c5300" style:font-name-asian="Droid Sans Fallback" style:font-size-asian="12pt" style:font-weight-asian="bold" style:font-name-complex="FreeSans" style:font-size-complex="12pt" style:font-weight-complex="bold"/>
    </style:style>
    <style:style style:name="P59" style:family="paragraph" style:parent-style-name="Heading_20_3">
      <style:text-properties fo:font-size="12pt" officeooo:rsid="00239c68" officeooo:paragraph-rsid="00239c68" style:font-size-asian="12pt" style:font-size-complex="12pt"/>
    </style:style>
    <style:style style:name="P60" style:family="paragraph" style:parent-style-name="Heading_20_3">
      <style:text-properties fo:font-size="12pt" officeooo:rsid="00239c68" officeooo:paragraph-rsid="0037df28" style:font-size-asian="12pt" style:font-size-complex="12pt"/>
    </style:style>
    <style:style style:name="P61" style:family="paragraph" style:parent-style-name="Heading_20_3">
      <style:text-properties officeooo:rsid="006db537" officeooo:paragraph-rsid="006db537"/>
    </style:style>
    <style:style style:name="T1" style:family="text">
      <style:text-properties officeooo:rsid="002df19a"/>
    </style:style>
    <style:style style:name="T2" style:family="text">
      <style:text-properties fo:color="#000000"/>
    </style:style>
    <style:style style:name="T3" style:family="text">
      <style:text-properties fo:color="#000000" officeooo:rsid="0012c58c"/>
    </style:style>
    <style:style style:name="T4" style:family="text">
      <style:text-properties fo:color="#000000" officeooo:rsid="0016c529"/>
    </style:style>
    <style:style style:name="T5" style:family="text">
      <style:text-properties fo:color="#000000" fo:font-size="12pt" style:font-size-asian="12pt" style:font-size-complex="12pt"/>
    </style:style>
    <style:style style:name="T6" style:family="text">
      <style:text-properties fo:color="#000000" fo:font-size="12pt" officeooo:rsid="0016c529" style:font-size-asian="12pt" style:font-size-complex="12pt"/>
    </style:style>
    <style:style style:name="T7" style:family="text">
      <style:text-properties fo:color="#000000" fo:font-size="12pt" officeooo:rsid="00182851" style:font-size-asian="12pt" style:font-size-complex="12pt"/>
    </style:style>
    <style:style style:name="T8" style:family="text">
      <style:text-properties fo:color="#000000" fo:font-size="12pt" officeooo:rsid="001a6905" style:font-size-asian="12pt" style:font-size-complex="12pt"/>
    </style:style>
    <style:style style:name="T9" style:family="text">
      <style:text-properties fo:color="#000000" fo:font-size="12pt" officeooo:rsid="001c32d3" style:font-size-asian="12pt" style:font-size-complex="12pt"/>
    </style:style>
    <style:style style:name="T10" style:family="text">
      <style:text-properties fo:color="#000000" fo:font-size="12pt" officeooo:rsid="004f737e" style:font-size-asian="12pt" style:font-size-complex="12pt"/>
    </style:style>
    <style:style style:name="T11" style:family="text">
      <style:text-properties fo:color="#000000" fo:font-size="12pt" officeooo:rsid="00513981" style:font-size-asian="12pt" style:font-size-complex="12pt"/>
    </style:style>
    <style:style style:name="T12" style:family="text">
      <style:text-properties fo:color="#000000" fo:font-size="12pt" officeooo:rsid="0052f7e4" style:font-size-asian="12pt" style:font-size-complex="12pt"/>
    </style:style>
    <style:style style:name="T13" style:family="text">
      <style:text-properties fo:color="#000000" fo:font-size="12pt" officeooo:rsid="005670bf" style:font-size-asian="12pt" style:font-size-complex="12pt"/>
    </style:style>
    <style:style style:name="T14" style:family="text">
      <style:text-properties fo:color="#000000" fo:font-size="12pt" style:font-name-asian="Droid Sans Fallback" style:font-size-asian="12pt" style:font-name-complex="FreeSans" style:font-size-complex="12pt"/>
    </style:style>
    <style:style style:name="T15" style:family="text">
      <style:text-properties fo:color="#000000" fo:font-size="12pt" officeooo:rsid="002f426f" style:font-name-asian="Droid Sans Fallback" style:font-size-asian="12pt" style:font-name-complex="FreeSans" style:font-size-complex="12pt"/>
    </style:style>
    <style:style style:name="T16" style:family="text">
      <style:text-properties fo:color="#000000" fo:font-size="12pt" officeooo:rsid="0035e142" style:font-name-asian="Droid Sans Fallback" style:font-size-asian="12pt" style:font-name-complex="FreeSans" style:font-size-complex="12pt"/>
    </style:style>
    <style:style style:name="T17" style:family="text">
      <style:text-properties fo:color="#000000" fo:font-size="12pt" officeooo:rsid="003e51e3" style:font-name-asian="Droid Sans Fallback" style:font-size-asian="12pt" style:font-name-complex="FreeSans" style:font-size-complex="12pt"/>
    </style:style>
    <style:style style:name="T18" style:family="text">
      <style:text-properties fo:color="#000000" fo:font-size="12pt" officeooo:rsid="004121fb" style:font-name-asian="Droid Sans Fallback" style:font-size-asian="12pt" style:font-name-complex="FreeSans" style:font-size-complex="12pt"/>
    </style:style>
    <style:style style:name="T19" style:family="text">
      <style:text-properties fo:color="#000000" fo:font-size="12pt" officeooo:rsid="00427368" style:font-name-asian="Droid Sans Fallback" style:font-size-asian="12pt" style:font-name-complex="FreeSans" style:font-size-complex="12pt"/>
    </style:style>
    <style:style style:name="T20" style:family="text">
      <style:text-properties fo:color="#000000" fo:font-size="12pt" officeooo:rsid="00429370" style:font-name-asian="Droid Sans Fallback" style:font-size-asian="12pt" style:font-name-complex="FreeSans" style:font-size-complex="12pt"/>
    </style:style>
    <style:style style:name="T21" style:family="text">
      <style:text-properties fo:color="#000000" fo:font-size="12pt" officeooo:rsid="004909ce" style:font-name-asian="Droid Sans Fallback" style:font-size-asian="12pt" style:font-name-complex="FreeSans" style:font-size-complex="12pt"/>
    </style:style>
    <style:style style:name="T22" style:family="text">
      <style:text-properties fo:color="#000000" fo:font-size="12pt" officeooo:rsid="004ae16b" style:font-name-asian="Droid Sans Fallback" style:font-size-asian="12pt" style:font-name-complex="FreeSans" style:font-size-complex="12pt"/>
    </style:style>
    <style:style style:name="T23" style:family="text">
      <style:text-properties fo:color="#000000" fo:font-size="12pt" officeooo:rsid="004b925f" style:font-name-asian="Droid Sans Fallback" style:font-size-asian="12pt" style:font-name-complex="FreeSans" style:font-size-complex="12pt"/>
    </style:style>
    <style:style style:name="T24" style:family="text">
      <style:text-properties fo:color="#000000" fo:font-size="12pt" officeooo:rsid="004e277b" style:font-name-asian="Droid Sans Fallback" style:font-size-asian="12pt" style:font-name-complex="FreeSans" style:font-size-complex="12pt"/>
    </style:style>
    <style:style style:name="T25" style:family="text">
      <style:text-properties fo:color="#000000" fo:font-size="12pt" officeooo:rsid="0067f6c7" style:font-name-asian="Droid Sans Fallback" style:font-size-asian="12pt" style:font-name-complex="FreeSans" style:font-size-complex="12pt"/>
    </style:style>
    <style:style style:name="T26" style:family="text">
      <style:text-properties fo:color="#000000" fo:font-size="12pt" officeooo:rsid="00693cef" style:font-name-asian="Droid Sans Fallback" style:font-size-asian="12pt" style:font-name-complex="FreeSans" style:font-size-complex="12pt"/>
    </style:style>
    <style:style style:name="T27" style:family="text">
      <style:text-properties fo:color="#000000" fo:font-size="12pt" officeooo:rsid="006a7d2c" style:font-name-asian="Droid Sans Fallback" style:font-size-asian="12pt" style:font-name-complex="FreeSans" style:font-size-complex="12pt"/>
    </style:style>
    <style:style style:name="T28" style:family="text">
      <style:text-properties fo:color="#000000" fo:font-size="12pt" officeooo:rsid="006a876e" style:font-name-asian="Droid Sans Fallback" style:font-size-asian="12pt" style:font-name-complex="FreeSans" style:font-size-complex="12pt"/>
    </style:style>
    <style:style style:name="T29" style:family="text">
      <style:text-properties fo:color="#000000" fo:font-size="12pt" officeooo:rsid="0077009b" style:font-name-asian="Droid Sans Fallback" style:font-size-asian="12pt" style:font-name-complex="FreeSans" style:font-size-complex="12pt"/>
    </style:style>
    <style:style style:name="T30" style:family="text">
      <style:text-properties fo:color="#000000" fo:font-size="12pt" officeooo:rsid="007fa236" style:font-name-asian="Droid Sans Fallback" style:font-size-asian="12pt" style:font-name-complex="FreeSans" style:font-size-complex="12pt"/>
    </style:style>
    <style:style style:name="T31" style:family="text">
      <style:text-properties fo:color="#000000" fo:font-size="12pt" officeooo:rsid="008097c5" style:font-name-asian="Droid Sans Fallback" style:font-size-asian="12pt" style:font-name-complex="FreeSans" style:font-size-complex="12pt"/>
    </style:style>
    <style:style style:name="T32" style:family="text">
      <style:text-properties fo:color="#000000" fo:font-size="12pt" officeooo:rsid="0082f7e3" style:font-name-asian="Droid Sans Fallback" style:font-size-asian="12pt" style:font-name-complex="FreeSans" style:font-size-complex="12pt"/>
    </style:style>
    <style:style style:name="T33" style:family="text">
      <style:text-properties fo:color="#000000" fo:font-size="12pt" fo:font-weight="normal" style:font-name-asian="Droid Sans Fallback" style:font-size-asian="12pt" style:font-weight-asian="normal" style:font-name-complex="FreeSans" style:font-size-complex="12pt" style:font-weight-complex="normal"/>
    </style:style>
    <style:style style:name="T34" style:family="text">
      <style:text-properties fo:color="#000000" fo:font-size="12pt" fo:font-weight="normal" officeooo:rsid="007efd1d" style:font-name-asian="Droid Sans Fallback" style:font-size-asian="12pt" style:font-weight-asian="normal" style:font-name-complex="FreeSans" style:font-size-complex="12pt" style:font-weight-complex="normal"/>
    </style:style>
    <style:style style:name="T35" style:family="text">
      <style:text-properties fo:color="#000000" fo:font-size="12pt" fo:font-weight="normal" officeooo:rsid="007fa236" style:font-name-asian="Droid Sans Fallback" style:font-size-asian="12pt" style:font-weight-asian="normal" style:font-name-complex="FreeSans" style:font-size-complex="12pt" style:font-weight-complex="normal"/>
    </style:style>
    <style:style style:name="T36" style:family="text">
      <style:text-properties fo:color="#000000" fo:font-size="12pt" fo:font-weight="normal" officeooo:rsid="0082e15d" style:font-name-asian="Droid Sans Fallback" style:font-size-asian="12pt" style:font-weight-asian="normal" style:font-name-complex="FreeSans" style:font-size-complex="12pt" style:font-weight-complex="normal"/>
    </style:style>
    <style:style style:name="T37" style:family="text">
      <style:text-properties fo:color="#000000" fo:font-size="12pt" fo:font-weight="normal" officeooo:rsid="008836e9" style:font-name-asian="Droid Sans Fallback" style:font-size-asian="12pt" style:font-weight-asian="normal" style:font-name-complex="FreeSans" style:font-size-complex="12pt" style:font-weight-complex="normal"/>
    </style:style>
    <style:style style:name="T38" style:family="text">
      <style:text-properties fo:color="#000000" style:font-name="Liberation Sans" fo:font-size="13pt" fo:font-weight="bold" style:font-name-asian="Droid Sans Fallback" style:font-size-asian="13pt" style:font-weight-asian="bold" style:font-name-complex="FreeSans" style:font-size-complex="13pt" style:font-weight-complex="bold"/>
    </style:style>
    <style:style style:name="T39" style:family="text">
      <style:text-properties fo:color="#000000" style:font-name="Liberation Sans" fo:font-size="13pt" fo:font-weight="bold" officeooo:rsid="0035e142" style:font-name-asian="Droid Sans Fallback" style:font-size-asian="13pt" style:font-weight-asian="bold" style:font-name-complex="FreeSans" style:font-size-complex="13pt" style:font-weight-complex="bold"/>
    </style:style>
    <style:style style:name="T40" style:family="text">
      <style:text-properties fo:color="#000000" style:font-name="Liberation Sans" fo:font-weight="bold" style:font-name-asian="Droid Sans Fallback" style:font-weight-asian="bold" style:font-name-complex="FreeSans" style:font-weight-complex="bold"/>
    </style:style>
    <style:style style:name="T41" style:family="text">
      <style:text-properties fo:color="#000000" style:font-name="Liberation Sans" fo:font-weight="bold" officeooo:rsid="0012c58c" style:font-name-asian="Droid Sans Fallback" style:font-weight-asian="bold" style:font-name-complex="FreeSans" style:font-weight-complex="bold"/>
    </style:style>
    <style:style style:name="T42" style:family="text">
      <style:text-properties fo:color="#000000" style:font-name="Liberation Sans" fo:font-weight="bold" officeooo:rsid="0035e142" style:font-name-asian="Droid Sans Fallback" style:font-weight-asian="bold" style:font-name-complex="FreeSans" style:font-weight-complex="bold"/>
    </style:style>
    <style:style style:name="T43" style:family="text">
      <style:text-properties fo:color="#000000" style:font-name-asian="Droid Sans Fallback" style:font-name-complex="FreeSans"/>
    </style:style>
    <style:style style:name="T44" style:family="text">
      <style:text-properties fo:color="#000000" officeooo:rsid="00239c68" style:font-name-asian="Droid Sans Fallback" style:font-name-complex="FreeSans"/>
    </style:style>
    <style:style style:name="T45" style:family="text">
      <style:text-properties fo:color="#000000" officeooo:rsid="002769f6" style:font-name-asian="Droid Sans Fallback" style:font-name-complex="FreeSans"/>
    </style:style>
    <style:style style:name="T46" style:family="text">
      <style:text-properties fo:color="#000000" officeooo:rsid="00447879" style:font-name-asian="Droid Sans Fallback" style:font-name-complex="FreeSans"/>
    </style:style>
    <style:style style:name="T47" style:family="text">
      <style:text-properties fo:color="#000000" officeooo:rsid="0044ae26" style:font-name-asian="Droid Sans Fallback" style:font-name-complex="FreeSans"/>
    </style:style>
    <style:style style:name="T48" style:family="text">
      <style:text-properties fo:color="#000000" officeooo:rsid="00641bc2" style:font-name-asian="Droid Sans Fallback" style:font-name-complex="FreeSans"/>
    </style:style>
    <style:style style:name="T49" style:family="text">
      <style:text-properties fo:color="#000000" officeooo:rsid="006db537" style:font-name-asian="Droid Sans Fallback" style:font-name-complex="FreeSans"/>
    </style:style>
    <style:style style:name="T50" style:family="text">
      <style:text-properties fo:color="#000000" officeooo:rsid="00726523" style:font-name-asian="Droid Sans Fallback" style:font-name-complex="FreeSans"/>
    </style:style>
    <style:style style:name="T51" style:family="text">
      <style:text-properties fo:color="#000000" officeooo:rsid="0073ea06" style:font-name-asian="Droid Sans Fallback" style:font-name-complex="FreeSans"/>
    </style:style>
    <style:style style:name="T52" style:family="text">
      <style:text-properties fo:color="#000000" officeooo:rsid="00757a57" style:font-name-asian="Droid Sans Fallback" style:font-name-complex="FreeSans"/>
    </style:style>
    <style:style style:name="T53" style:family="text">
      <style:text-properties fo:color="#000000" officeooo:rsid="0077009b" style:font-name-asian="Droid Sans Fallback" style:font-name-complex="FreeSans"/>
    </style:style>
    <style:style style:name="T54" style:family="text">
      <style:text-properties fo:color="#000000" officeooo:rsid="0035e142" style:font-name-asian="Droid Sans Fallback" style:font-name-complex="FreeSans"/>
    </style:style>
    <style:style style:name="T55" style:family="text">
      <style:text-properties fo:color="#000000" officeooo:rsid="00946b29" style:font-name-asian="Droid Sans Fallback" style:font-name-complex="FreeSans"/>
    </style:style>
    <style:style style:name="T56" style:family="text">
      <style:text-properties fo:color="#000000" officeooo:rsid="0096e437" style:font-name-asian="Droid Sans Fallback" style:font-name-complex="FreeSans"/>
    </style:style>
    <style:style style:name="T57" style:family="text">
      <style:text-properties fo:color="#000000" style:font-name="Liberation Serif" fo:font-size="12pt" fo:font-weight="normal" style:font-name-asian="Droid Sans Fallback" style:font-size-asian="12pt" style:font-weight-asian="normal" style:font-name-complex="FreeSans" style:font-size-complex="12pt" style:font-weight-complex="normal"/>
    </style:style>
    <style:style style:name="T58" style:family="text">
      <style:text-properties fo:color="#000000" style:font-name="Liberation Serif" fo:font-size="12pt" fo:font-weight="normal" officeooo:rsid="002cd12b" style:font-name-asian="Droid Sans Fallback" style:font-size-asian="12pt" style:font-weight-asian="normal" style:font-name-complex="FreeSans" style:font-size-complex="12pt" style:font-weight-complex="normal"/>
    </style:style>
    <style:style style:name="T59" style:family="text">
      <style:text-properties fo:color="#000000" style:font-name="Liberation Serif" fo:font-size="12pt" fo:font-weight="normal" officeooo:rsid="0066d1c5" style:font-name-asian="Droid Sans Fallback" style:font-size-asian="12pt" style:font-weight-asian="normal" style:font-name-complex="FreeSans" style:font-size-complex="12pt" style:font-weight-complex="normal"/>
    </style:style>
    <style:style style:name="T60" style:family="text">
      <style:text-properties fo:color="#000000" style:font-name="Liberation Serif" fo:font-size="12pt" fo:font-weight="normal" officeooo:rsid="007fa236" style:font-name-asian="Droid Sans Fallback" style:font-size-asian="12pt" style:font-weight-asian="normal" style:font-name-complex="FreeSans" style:font-size-complex="12pt" style:font-weight-complex="normal"/>
    </style:style>
    <style:style style:name="T61" style:family="text">
      <style:text-properties fo:color="#000000" style:font-name="Liberation Serif" fo:font-size="12pt" fo:font-weight="normal" officeooo:rsid="007efd1d" style:font-name-asian="Droid Sans Fallback" style:font-size-asian="12pt" style:font-weight-asian="normal" style:font-name-complex="FreeSans" style:font-size-complex="12pt" style:font-weight-complex="normal"/>
    </style:style>
    <style:style style:name="T62" style:family="text">
      <style:text-properties fo:color="#000000" style:font-name="Liberation Serif" fo:font-size="12pt" fo:font-weight="normal" officeooo:rsid="0082e15d" style:font-name-asian="Droid Sans Fallback" style:font-size-asian="12pt" style:font-weight-asian="normal" style:font-name-complex="FreeSans" style:font-size-complex="12pt" style:font-weight-complex="normal"/>
    </style:style>
    <style:style style:name="T63" style:family="text">
      <style:text-properties fo:color="#000000" style:font-name="Liberation Serif" fo:font-size="12pt" fo:font-weight="normal" officeooo:rsid="008836e9" style:font-name-asian="Droid Sans Fallback" style:font-size-asian="12pt" style:font-weight-asian="normal" style:font-name-complex="FreeSans" style:font-size-complex="12pt" style:font-weight-complex="normal"/>
    </style:style>
    <style:style style:name="T64" style:family="text">
      <style:text-properties fo:color="#000000" officeooo:rsid="005aa74f"/>
    </style:style>
    <style:style style:name="T65" style:family="text">
      <style:text-properties fo:color="#000000" officeooo:rsid="005af050"/>
    </style:style>
    <style:style style:name="T66" style:family="text">
      <style:text-properties fo:color="#000000" officeooo:rsid="005b6ea6"/>
    </style:style>
    <style:style style:name="T67" style:family="text">
      <style:text-properties fo:color="#000000" officeooo:rsid="005bb1c9"/>
    </style:style>
    <style:style style:name="T68" style:family="text">
      <style:text-properties officeooo:rsid="002769f6"/>
    </style:style>
    <style:style style:name="T69" style:family="text">
      <style:text-properties officeooo:rsid="005f6be8"/>
    </style:style>
    <style:style style:name="T70" style:family="text">
      <style:text-properties officeooo:rsid="00607883"/>
    </style:style>
    <style:style style:name="T71" style:family="text">
      <style:text-properties officeooo:rsid="0060bc5d"/>
    </style:style>
    <style:style style:name="T72" style:family="text">
      <style:text-properties officeooo:rsid="00622f11"/>
    </style:style>
    <style:style style:name="T73" style:family="text">
      <style:text-properties officeooo:rsid="0062864c"/>
    </style:style>
    <style:style style:name="T74" style:family="text">
      <style:text-properties officeooo:rsid="00785db2"/>
    </style:style>
    <style:style style:name="T75" style:family="text">
      <style:text-properties officeooo:rsid="007a30b5"/>
    </style:style>
    <style:style style:name="T76" style:family="text">
      <style:text-properties officeooo:rsid="007b4ccb"/>
    </style:style>
    <style:style style:name="T77" style:family="text">
      <style:text-properties style:font-name="Times New Roman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prefix=" 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9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prefix=" 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Resume of Zhou Kai</text:p>
      <text:table-of-content text:style-name="Sect1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9"><text:a xlink:type="simple" xlink:href="#__RefHeading__503_932168070" text:style-name="Index_20_Link" text:visited-style-name="Index_20_Link"><text:span text:style-name="T77">Project experience<text:tab/>2</text:span></text:a></text:p>
          <text:p text:style-name="P8"><text:a xlink:type="simple" xlink:href="#__RefHeading__505_932168070" text:style-name="Index_20_Link" text:visited-style-name="Index_20_Link"><text:span text:style-name="T77">The Messaging System<text:tab/>2</text:span></text:a></text:p>
          <text:p text:style-name="P10"><text:a xlink:type="simple" xlink:href="#__RefHeading__507_932168070" text:style-name="Index_20_Link" text:visited-style-name="Index_20_Link"><text:span text:style-name="T77">A brief introduction to the project:<text:tab/>2</text:span></text:a></text:p>
          <text:p text:style-name="P10"><text:a xlink:type="simple" xlink:href="#__RefHeading__509_932168070" text:style-name="Index_20_Link" text:visited-style-name="Index_20_Link"><text:span text:style-name="T77">My contribution to the project:<text:tab/>2</text:span></text:a></text:p>
          <text:p text:style-name="P8"><text:a xlink:type="simple" xlink:href="#__RefHeading__511_932168070" text:style-name="Index_20_Link" text:visited-style-name="Index_20_Link"><text:span text:style-name="T77">The Transport Module<text:tab/>2</text:span></text:a></text:p>
          <text:p text:style-name="P10"><text:a xlink:type="simple" xlink:href="#__RefHeading__513_932168070" text:style-name="Index_20_Link" text:visited-style-name="Index_20_Link"><text:span text:style-name="T77">A brief introduction to the project:<text:tab/>2</text:span></text:a></text:p>
          <text:p text:style-name="P10"><text:a xlink:type="simple" xlink:href="#__RefHeading__515_932168070" text:style-name="Index_20_Link" text:visited-style-name="Index_20_Link"><text:span text:style-name="T77">My contribution to the project:<text:tab/>3</text:span></text:a></text:p>
          <text:p text:style-name="P8"><text:a xlink:type="simple" xlink:href="#__RefHeading__517_932168070" text:style-name="Index_20_Link" text:visited-style-name="Index_20_Link"><text:span text:style-name="T77">The GeoData Map<text:tab/>3</text:span></text:a></text:p>
          <text:p text:style-name="P10"><text:a xlink:type="simple" xlink:href="#__RefHeading__519_932168070" text:style-name="Index_20_Link" text:visited-style-name="Index_20_Link"><text:span text:style-name="T77">A brief introduction to the project:<text:tab/>3</text:span></text:a></text:p>
          <text:p text:style-name="P10"><text:a xlink:type="simple" xlink:href="#__RefHeading__521_932168070" text:style-name="Index_20_Link" text:visited-style-name="Index_20_Link"><text:span text:style-name="T77">My contribution to the project:<text:tab/>3</text:span></text:a></text:p>
          <text:p text:style-name="P8"><text:a xlink:type="simple" xlink:href="#__RefHeading__749_1571717800" text:style-name="Index_20_Link" text:visited-style-name="Index_20_Link"><text:span text:style-name="T77">The Real-time Raw-data Calculator<text:tab/>3</text:span></text:a></text:p>
          <text:p text:style-name="P10"><text:a xlink:type="simple" xlink:href="#__RefHeading__751_1571717800" text:style-name="Index_20_Link" text:visited-style-name="Index_20_Link"><text:span text:style-name="T77">A brief introduction to the project:<text:tab/>3</text:span></text:a></text:p>
          <text:p text:style-name="P10"><text:a xlink:type="simple" xlink:href="#__RefHeading__753_1571717800" text:style-name="Index_20_Link" text:visited-style-name="Index_20_Link"><text:span text:style-name="T77">My contribution to the project:<text:tab/>3</text:span></text:a></text:p>
          <text:p text:style-name="P8"><text:a xlink:type="simple" xlink:href="#__RefHeading__901_1571717800" text:style-name="Index_20_Link" text:visited-style-name="Index_20_Link"><text:span text:style-name="T77">Personal info<text:tab/>4</text:span></text:a></text:p>
        </text:index-body>
      </text:table-of-content>
      <text:h text:style-name="P48" text:outline-level="1"/>
      <text:h text:style-name="P49" text:outline-level="1"><text:bookmark-start text:name="__RefHeading__503_932168070"/>Project experience<text:bookmark-end text:name="__RefHeading__503_932168070"/></text:h>
      <text:list xml:id="list1449128193352830937" text:style-name="L1">
        <text:list-item>
          <text:h text:style-name="P50" text:outline-level="2"><text:bookmark-start text:name="__RefHeading__505_932168070"/>The Messaging System<text:bookmark-end text:name="__RefHeading__505_932168070"/></text:h>
        </text:list-item>
      </text:list>
      <text:h text:style-name="P56" text:outline-level="3"><text:bookmark-start text:name="__RefHeading__507_932168070"/>A brief introduction to the project:<text:bookmark-end text:name="__RefHeading__507_932168070"/></text:h>
      <text:p text:style-name="P30"><text:span text:style-name="T3">I</text:span><text:span text:style-name="T2">t's </text:span><text:span text:style-name="T4">a web service connect</text:span><text:span text:style-name="T64">ing</text:span><text:span text:style-name="T4"> three parties, </text:span><text:span text:style-name="T64">integrating their services into one, </text:span><text:span text:style-name="T65">and providing the service as a whole to </text:span><text:span text:style-name="T66">help </text:span><text:span text:style-name="T65">logistic companies. </text:span><text:span text:style-name="T67">The three parties are</text:span><text:span text:style-name="T4">:</text:span></text:p>
      <text:list xml:id="list6368245029710730142" text:style-name="L2">
        <text:list-item>
          <text:p text:style-name="P35"><text:span text:style-name="T10">T</text:span><text:span text:style-name="T6">he Port of Singapore Authority(PSA), </text:span><text:span text:style-name="T7">monitors and manages the ins and outs of ships of Singapore port.</text:span></text:p>
        </text:list-item>
        <text:list-item>
          <text:p text:style-name="P35"><text:span text:style-name="T10">The</text:span><text:span text:style-name="T6"> Transport Module(TM), </text:span><text:span text:style-name="T7">developed by our company, </text:span><text:span text:style-name="T11">selling to</text:span><text:span text:style-name="T7"> logistic companies.</text:span></text:p>
        </text:list-item>
        <text:list-item>
          <text:p text:style-name="P36"><text:span text:style-name="T6">Growth Venture(GV) web service, </text:span><text:span text:style-name="T7">another company, </text:span><text:span text:style-name="T12">able to</text:span><text:span text:style-name="T7"> access the </text:span><text:span text:style-name="T13">inner data</text:span><text:span text:style-name="T7"> of PSA, and we cooperate with it.</text:span></text:p>
        </text:list-item>
      </text:list>
      <text:p text:style-name="P15">The Messaging System sends and receives messages among those three parties, <text:span text:style-name="T69">thus drives the business our customers run.</text:span></text:p>
      <text:h text:style-name="P55" text:outline-level="3"><text:bookmark-start text:name="__RefHeading__509_932168070"/>My contribution to the project:<text:bookmark-end text:name="__RefHeading__509_932168070"/></text:h>
      <text:p text:style-name="P16">I handled the project alone with Mr. Lam my boss:</text:p>
      <text:list xml:id="list3569391141877414826" text:style-name="L3">
        <text:list-item>
          <text:p text:style-name="P17">Mr. Lam <text:span text:style-name="T70">listened</text:span> to other logistic companies, as well as GV, <text:span text:style-name="T71">proposed</text:span> such <text:span text:style-name="T71">a</text:span> project, <text:span text:style-name="T71">signed the contract</text:span>, and assigned <text:span text:style-name="T72">the project to</text:span> me.</text:p>
        </text:list-item>
        <text:list-item>
          <text:p text:style-name="P17">Mr. Lam brought me to GV and Union Services Pte Ltd(USS) to initiate the project.</text:p>
        </text:list-item>
        <text:list-item>
          <text:p text:style-name="P37"><text:span text:style-name="T5">With the help of Mr. Lam, I worked with GV, wrote down technical documents, including </text:span><text:span text:style-name="T8">requirements analysis and </text:span><text:span text:style-name="T5">the architecture </text:span><text:span text:style-name="T9">and so on</text:span><text:span text:style-name="T5">.</text:span></text:p>
        </text:list-item>
        <text:list-item>
          <text:p text:style-name="P18">I communicate<text:span text:style-name="T74">d</text:span> with GV and USS, modif<text:span text:style-name="T75">ied</text:span> and finalize<text:span text:style-name="T75">d</text:span> the documents and start<text:span text:style-name="T76">ed</text:span> coding and testing.</text:p>
        </text:list-item>
        <text:list-item>
          <text:p text:style-name="P19">While waiting for GV to be ready to <text:span text:style-name="T73">do integrated testing</text:span> with us, I created a Simulator of the messaging system to simulate <text:span text:style-name="T73">all </text:span>the three parties <text:span text:style-name="T73">and thus speed up the progress of the project</text:span>.</text:p>
        </text:list-item>
        <text:list-item>
          <text:p text:style-name="P20">Implemented the Messaging System, and the product went live, <text:span text:style-name="T73">now our client relied on our service</text:span>.</text:p>
        </text:list-item>
      </text:list>
      <text:list xml:id="list8249077452506318026" text:style-name="L4">
        <text:list-item>
          <text:h text:style-name="P51" text:outline-level="2"><text:bookmark-start text:name="__RefHeading__511_932168070"/><text:span text:style-name="T77">The Transport Mo</text:span>dule<text:bookmark-end text:name="__RefHeading__511_932168070"/></text:h>
        </text:list-item>
      </text:list>
      <text:h text:style-name="P59" text:outline-level="3"><text:bookmark-start text:name="__RefHeading__513_932168070"/><text:span text:style-name="T41">A </text:span><text:span text:style-name="T40">brief introduction to the project:</text:span><text:bookmark-end text:name="__RefHeading__513_932168070"/></text:h>
      <text:p text:style-name="P2"><text:span text:style-name="T44">I</text:span><text:span text:style-name="T43">t's a </text:span><text:span text:style-name="T45">program for logistic business, </text:span><text:span text:style-name="T46">consists of Trucking, Haulage </text:span><text:span text:style-name="T47">sub </text:span><text:span text:style-name="T48">systems</text:span><text:span text:style-name="T47">. N</text:span><text:span text:style-name="T45">ow used by tens of companies </text:span><text:span text:style-name="T48">how manage their day-to-day work</text:span><text:span text:style-name="T45">. It's a GUI application.</text:span></text:p>
      <text:h text:style-name="P57" text:outline-level="3"><text:bookmark-start text:name="__RefHeading__515_932168070"/><text:soft-page-break/><text:span text:style-name="T68">M</text:span>y contribution to the project:<text:bookmark-end text:name="__RefHeading__515_932168070"/></text:h>
      <text:list xml:id="list8068208865482927368" text:style-name="L5">
        <text:list-item>
          <text:p text:style-name="P27"><text:span text:style-name="T58">It's a 10+ years old system, I joined the company and helped Mr. Chong my senior add new features to it. </text:span><text:span text:style-name="T59">What I did including:</text:span></text:p>
          <text:list>
            <text:list-item>
              <text:p text:style-name="P28"><text:span text:style-name="T58">T</text:span><text:span text:style-name="T57">he graphical scheduling feature for Trucking.</text:span></text:p>
            </text:list-item>
            <text:list-item>
              <text:p text:style-name="P11">The logging system for TM.</text:p>
            </text:list-item>
            <text:list-item>
              <text:p text:style-name="P12">The integration of Haulage with Sea-Freight module.</text:p>
            </text:list-item>
          </text:list>
        </text:list-item>
        <text:list-item>
          <text:p text:style-name="P29"><text:span text:style-name="T15">A</text:span><text:span text:style-name="T14">fter 1 year, Mr. Chong left the company, transferred the TM to me.</text:span></text:p>
          <text:list>
            <text:list-item>
              <text:p text:style-name="P13">I handled TM as well as its customers.</text:p>
            </text:list-item>
          </text:list>
        </text:list-item>
        <text:list-item>
          <text:p text:style-name="P14">With Mr. Lam, we sold TM to another company, I went through UAT and Live stages.</text:p>
        </text:list-item>
      </text:list>
      <text:list xml:id="list7324674832631316137" text:style-name="L6">
        <text:list-item>
          <text:h text:style-name="P54" text:outline-level="2"><text:bookmark-start text:name="__RefHeading__517_932168070"/>The GeoData Map<text:bookmark-end text:name="__RefHeading__517_932168070"/></text:h>
        </text:list-item>
      </text:list>
      <text:h text:style-name="P60" text:outline-level="3"><text:bookmark-start text:name="__RefHeading__519_932168070"/><text:span text:style-name="T41">A </text:span><text:span text:style-name="T42">brief introduction to the project:</text:span><text:bookmark-end text:name="__RefHeading__519_932168070"/></text:h>
      <text:p text:style-name="P38"><text:span text:style-name="T16">I</text:span><text:span text:style-name="T14">t's a website, displaying back-end geography data. </text:span><text:span text:style-name="T25">Its</text:span><text:span text:style-name="T18"> clients are mostly LTA, and some private construction companies. </text:span><text:span text:style-name="T19">While those companies </text:span><text:span text:style-name="T26">are </text:span><text:span text:style-name="T19">working, we install sensors to their work-site to monitor twist, tilt, temperature and so on... </text:span><text:span text:style-name="T27">of the construction</text:span><text:span text:style-name="T19">, </text:span><text:span text:style-name="T20">collecting those data, and presenting it to GeoData Map.</text:span></text:p>
      <text:h text:style-name="Heading_20_3" text:outline-level="3"><text:bookmark-start text:name="__RefHeading__521_932168070"/><text:span text:style-name="T14">My </text:span><text:span text:style-name="T17">contribution to the project:</text:span><text:bookmark-end text:name="__RefHeading__521_932168070"/></text:h>
      <text:list xml:id="list5169863107063187119" text:style-name="L7">
        <text:list-item>
          <text:p text:style-name="P41"><text:span text:style-name="T17">I </text:span><text:span text:style-name="T14">handled the project half-way, wh</text:span><text:span text:style-name="T27">ere</text:span><text:span text:style-name="T14"> it's original developer resigned.</text:span></text:p>
        </text:list-item>
        <text:list-item>
          <text:p text:style-name="P42"><text:span text:style-name="T14">I added </text:span><text:span text:style-name="T22">G</text:span><text:span text:style-name="T14">oogle</text:span><text:span text:style-name="T22">M</text:span><text:span text:style-name="T21">ap to the website </text:span><text:span text:style-name="T22">so that the customers can view and navigate all the sensors on GoogleMap, it's much more attracting </text:span><text:span text:style-name="T23">and convenient</text:span><text:span text:style-name="T22">.</text:span></text:p>
        </text:list-item>
        <text:list-item>
          <text:p text:style-name="P43"><text:span text:style-name="T22">R</text:span><text:span text:style-name="T14">eorganized the source codes, so that it's easier to adding work-sites as well as sensors to the GeoData website, </text:span><text:span text:style-name="T27">saved </text:span><text:span text:style-name="T28">some</text:span><text:span text:style-name="T27"> of </text:span><text:span text:style-name="T28">the </text:span><text:span text:style-name="T27">manual work</text:span><text:span text:style-name="T14">.</text:span></text:p>
        </text:list-item>
        <text:list-item>
          <text:p text:style-name="P44"><text:span text:style-name="T14">Created a managing page, to monitor and </text:span><text:span text:style-name="T24">summarize the health status of all sensors.</text:span></text:p>
        </text:list-item>
      </text:list>
      <text:list xml:id="list1753032954057330644" text:style-name="L8">
        <text:list-item>
          <text:h text:style-name="P52" text:outline-level="2"><text:bookmark-start text:name="__RefHeading__749_1571717800"/>The Real-time Raw-data Calculator<text:bookmark-end text:name="__RefHeading__749_1571717800"/></text:h>
        </text:list-item>
      </text:list>
      <text:h text:style-name="P61" text:outline-level="3"><text:bookmark-start text:name="__RefHeading__751_1571717800"/><text:span text:style-name="T39">A </text:span><text:span text:style-name="T38">brief introduction to the project:</text:span><text:bookmark-end text:name="__RefHeading__751_1571717800"/></text:h>
      <text:p text:style-name="P31"><text:span text:style-name="T49">I</text:span><text:span text:style-name="T43">t's </text:span><text:span text:style-name="T50">a desktop GUI application, detects and processes raw data comes from the sensors installed on work-sites </text:span><text:span text:style-name="T51">in a tim</text:span><text:span text:style-name="T52">e</text:span><text:span text:style-name="T51">ly manner</text:span><text:span text:style-name="T50">, </text:span><text:span text:style-name="T53">passes the data to the GeoData Map.</text:span></text:p>
      <text:h text:style-name="P58" text:outline-level="3"><text:bookmark-start text:name="__RefHeading__753_1571717800"/>My contribution to the project:<text:bookmark-end text:name="__RefHeading__753_1571717800"/></text:h>
      <text:list xml:id="list5364259397453472609" text:style-name="L9">
        <text:list-item>
          <text:p text:style-name="P39"><text:span text:style-name="T29">T</text:span><text:span text:style-name="T14">he program was slow, and did not work well with the GeoData Map. </text:span><text:span text:style-name="T32">What's more, when the sensors detected suspicious data, we didn't have a well-working alarming system. </text:span><text:span text:style-name="T14">I joined the </text:span><text:soft-page-break/><text:span text:style-name="T14">company to solve th</text:span><text:span text:style-name="T32">ose</text:span><text:span text:style-name="T14"> t</text:span><text:span text:style-name="T32">hree</text:span><text:span text:style-name="T14"> problems.</text:span></text:p>
        </text:list-item>
        <text:list-item>
          <text:p text:style-name="P40"><text:span text:style-name="T30">I rewr</text:span><text:span text:style-name="T31">o</text:span><text:span text:style-name="T30">te the Real-time Raw-data Calculator:</text:span></text:p>
          <text:list>
            <text:list-item>
              <text:p text:style-name="P45"><text:span text:style-name="T34">For a faster calculating </text:span><text:span text:style-name="T35">and a more responsive UI, I </text:span><text:span text:style-name="T36">used asynchronous functions to handle heavy calculating jobs, and return the control to UI thread immediately.</text:span></text:p>
            </text:list-item>
            <text:list-item>
              <text:p text:style-name="P46"><text:span text:style-name="T36">F</text:span><text:span text:style-name="T33">or the integration of the GeoData Map, I created a tree-structure, and we could maintain that tree-structure in order to maintain the sensors on the work-site, and we could also drag a child of the tree(which is a sensor, or a combination of sensor pairs) and drop it to a site-map, and those changes would update to the GeoData Map, thus to save quite a lot of manual work.</text:span></text:p>
            </text:list-item>
            <text:list-item>
              <text:p text:style-name="P21">Designed and developed the Alarming System. The alarming is critical to a real-time monitoring system. My program:</text:p>
              <text:list>
                <text:list-item>
                  <text:p text:style-name="P22">is configurable so that</text:p>
                  <text:list>
                    <text:list-item>
                      <text:p text:style-name="P22">the alarming levels are separated from the business logic</text:p>
                    </text:list-item>
                    <text:list-item>
                      <text:p text:style-name="P22">the destination of the alarms are configurable</text:p>
                    </text:list-item>
                    <text:list-item>
                      <text:p text:style-name="P22">the time when the alarm messages are to be send is configurable </text:p>
                    </text:list-item>
                  </text:list>
                </text:list-item>
                <text:list-item>
                  <text:p text:style-name="P22">can detect abnormal data, generate the alarming message</text:p>
                </text:list-item>
                <text:list-item>
                  <text:p text:style-name="P47"><text:span text:style-name="T33">view alarming history, including trend</text:span><text:span text:style-name="T37">encies</text:span></text:p>
                </text:list-item>
              </text:list>
            </text:list-item>
          </text:list>
        </text:list-item>
      </text:list>
      <text:list xml:id="list434224996990266343" text:style-name="L10">
        <text:list-item>
          <text:h text:style-name="P53" text:outline-level="2"><text:bookmark-start text:name="__RefHeading__901_1571717800"/>Personal info<text:bookmark-end text:name="__RefHeading__901_1571717800"/></text:h>
        </text:list-item>
      </text:list>
      <text:p text:style-name="P32"><text:span text:style-name="T54">N</text:span><text:span text:style-name="T43">ame: Zhou Kai</text:span></text:p>
      <text:p text:style-name="P23">Birthday: 1986-10-10</text:p>
      <text:p text:style-name="P24">Personal pages: www.kaizhousoft.com</text:p>
      <text:p text:style-name="P25">Education background: Degree</text:p>
      <text:p text:style-name="P26">Nationality: Chinese</text:p>
      <text:p text:style-name="P26">Fin: G5189332N, EP</text:p>
      <text:p text:style-name="P33"><text:span text:style-name="T43">Interests: </text:span><text:span text:style-name="T55">Linux, JavaScript, </text:span><text:span text:style-name="T56">HTML5, the Web</text:span></text:p>
      <text:p text:style-name="P34"><text:span text:style-name="T56">E</text:span><text:span text:style-name="T43">xpected salary: 4K</text:span></text:p>
      <text:p text:style-name="P34"><text:span text:style-name="T43">Notice period: 1month</text:span></text:p>
      <text:p text:style-name="P6"/>
      <text:p text:style-name="P4"/>
      <text:p text:style-name="P3"><text:soft-page-break/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officeooo:rsid="002df19a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footer>
        <text:p text:style-name="MP1"><text:span text:style-name="MT1">Page: </text:span><text:page-number text:select-page="current">5</text:page-number>, <text:date style:data-style-name="N37" text:date-value="2015-03-05T11:07:43.926242524" text:fixed="true">03/05/15</text:dat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5T10:01:06.262360368</meta:creation-date>
    <dc:date>2015-03-06T17:39:48.379000000</dc:date>
    <meta:editing-duration>PT6H57M1S</meta:editing-duration>
    <meta:editing-cycles>131</meta:editing-cycles>
    <meta:generator>LibreOffice/4.2.8.2$Windows_x86 LibreOffice_project/48d50dbfc06349262c9d50868e5c1f630a573ebd</meta:generator>
    <meta:document-statistic meta:table-count="0" meta:image-count="0" meta:object-count="0" meta:page-count="5" meta:paragraph-count="77" meta:word-count="899" meta:character-count="5287" meta:non-whitespace-character-count="4485"/>
  </office:meta>
</office:document-meta>
</file>